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paragraph-properties>
        <style:tab-stops>
          <style:tab-stop style:position="4.0083in"/>
        </style:tab-stops>
      </style:paragraph-properties>
      <style:text-properties style:text-underline-style="none"/>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style:text-underline-style="non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tyle="italic" style:text-underline-style="none"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wen Meyer</text:p>
      <text:p text:style-name="Standard">January 8, 2011</text:p>
      <text:p text:style-name="Standard">Art, New Media</text:p>
      <text:p text:style-name="Standard">Independent Project Proposal</text:p>
      <text:p text:style-name="Standard"/>
      <text:p text:style-name="Standard"/>
      <text:p text:style-name="Standard">1. <text:s/>Title:</text:p>
      <text:p text:style-name="P3">A Cross Sectional Composition of 3D Objects Over Time</text:p>
      <text:p text:style-name="P3"/>
      <text:p text:style-name="P1">2. <text:s/>Group members:</text:p>
      <text:p text:style-name="P1">Owen Meyer</text:p>
      <text:p text:style-name="P1"/>
      <text:p text:style-name="P1">3. <text:s/>Faculty member:</text:p>
      <text:p text:style-name="P1">Richard</text:p>
      <text:p text:style-name="P1"/>
      <text:p text:style-name="P1">4. <text:s/>Abstract:</text:p>
      <text:p text:style-name="P2">My proposed project consists of four main areas. <text:s/>First, in processing I will create or generate a field of simple, variously sized and shaped polyhedral objects. <text:s/>These objects will be animated over an appropriate span of aproximately 500 to 1000 frames. <text:s/>The general animation will be a simple rotation of all the objects in a vortex like fashion. <text:s/>In addition each object will rotate and or scale individually over the entire sequence. <text:s/>All of the movements will be smooth, regular, and slow. <text:s/>Next, for each frame of the entire sequence, I will take a planer cross section of the entire field from the same location each time. <text:s/>In other words, the field will be bisect through the middle throughout the entire sequence by an invisible plane. <text:s/>Each frame of the animation, the intersection of any objects and the plane will be recorded and stored for further use. <text:s/>Next, the stack of sections (representing changes over time) will be arranged in a block of space, such that all planes are parallel and have an equal amount of spacing between them. <text:s/>This will show a new field of object cross sections that I will import into Blender where I will be able to shrink wrap a “skin” around each object. <text:s/>The result will show for each of the initial objects a new object that shows spatially the initial object's movement through time. <text:s/>Finally I will create a video, edited in Finalcut, that shows the process from start to finish in such a way that it is visually evident to the viewer how the final field of objects was generated from the initial field. <text:s/>Perhaps this will include a close up of a single object demonstrating all of the steps, and an overview of the animation leading to the final result.</text:p>
      <text:p text:style-name="P1"/>
      <text:p text:style-name="P1">5.</text:p>
      <text:p text:style-name="Standard">For this project I will need to make strides in my proficiency with Processing. <text:s/>I am coming along nicely with the coursework in this area, and I will find much enhancement of this learning in this project. <text:s/>Processing does have existing features for creating and transforming (rotating, scaling, translating) points, lines, and faces. <text:s/>These are ideas that I am familiar with but do not now know how to implement with code.</text:p>
      <text:p text:style-name="Standard"/>
      <text:p text:style-name="Standard">I will need to increase my technical understanding of 3D graphics. <text:s/>The main sticking point for me will be learning how to take the cross sections. <text:s/>I have looked online extensively for technical information on this function. <text:s/>Most of what I have found is a bit over my head, however, after talking with Richard and with Colin Meyer ( a professional coder, and my brother) I believe with some help I will be able to learn the necessary math and algorithms and implement them in Processing. <text:s/>I believe Richard will be able to put me in touch with a math person here at Evergreen as well that can help me with this aspect of the project. <text:s/>The math will be new for me, but I am confident that it is within my scope of capability.</text:p>
      <text:p text:style-name="Standard">I also hope to learn more in the area of data handling between various applications. <text:s/>I have some <text:soft-page-break/>experience here: <text:s/>Last summer I created an architectural model of a casino taking data from Autocad into Blender and then into Sketchup. <text:s/>I definitely encountered problems on the casino model and had to made do with work arounds. I hope to do better here. <text:s/></text:p>
      <text:p text:style-name="Standard"/>
      <text:p text:style-name="Standard">Outside of our class, the potential audience for this sort of thing is fairly small, though thanks to the internet there are strong presences in the areas of generative art, math art, and the like. In this iteration I don't think I can do all of the steps in processing and will be doing a lot of work manually in blender, so I probably won't post it up on the open-processing site, though eventually I might do all of the steps in processing so the open-processing site would be a natural place to post this work. <text:s/>There are already plenty of similar works to this done in processing that I have found online; that's where my audience is. <text:s/></text:p>
      <text:p text:style-name="Standard"/>
      <text:p text:style-name="Standard">The category that this work most closely fits into is slit-scanning of which there are a lot of good examples to be found online from video (including some done with processing) to interactive applets. <text:s/>I don't think I'll really be adding anything cutting edge into the world of generative art or slit-scanning (Toshio Iwai's <text:span text:style-name="T1">Morphovision</text:span><text:span text:style-name="T2"> rotating house is certainly a more stunning result than I hope to achieve and demonstrates the warp of time and space, and Don Relyea's generative </text:span><text:span text:style-name="T3">3d slit scan art experiments</text:span><text:span text:style-name="T2"> which does the same thing in 2d, ironically, and was my main source of inspiration). However, ultimately I do hope to create an interactive tool to explore and generate forms that I would definitely put out there for others to use, and I haven't found anything quite like this yet.</text:span></text:p>
      <text:p text:style-name="P1"/>
      <text:p text:style-name="P1">6.</text:p>
      <text:p text:style-name="P1">Week 2</text:p>
      <text:p text:style-name="P1">Proposal due.</text:p>
      <text:p text:style-name="P1"/>
      <text:p text:style-name="P1">Week 3</text:p>
      <text:p text:style-name="P1">Research: <text:s/>Learn how to implement polyhedral section algorithms in processing. <text:s/>Learn how to do simple 3D animation in processing. <text:s/>Explore importing and exporting between processing and blender.</text:p>
      <text:p text:style-name="P1"/>
      <text:p text:style-name="P1">Week 4</text:p>
      <text:p text:style-name="P1">Building: <text:s/>Start writing code in processing to achieve 3D moving polyhedrons, and planer intersections.</text:p>
      <text:p text:style-name="P1"/>
      <text:p text:style-name="P1">Week 5</text:p>
      <text:p text:style-name="P1">Experiment: <text:s/>I will try to get some tangible results in each of the processing areas: <text:s/>moving objects, cross section extractions. <text:s/>I have already had success in blender skinning a series of closed curves.</text:p>
      <text:p text:style-name="P1"/>
      <text:p text:style-name="P1">Week 6</text:p>
      <text:p text:style-name="P1">Prototype: <text:s/>I would like to be able to produce a continuous result from start to skinned derived object for at least one object.</text:p>
      <text:p text:style-name="P1"/>
      <text:p text:style-name="P1">Week 7</text:p>
      <text:p text:style-name="P1">Have the animated frames for the field of objects and the extracted sections and be in blender doing the manual work of skinning the objects for the final field of objects.</text:p>
      <text:p text:style-name="P1"/>
      <text:p text:style-name="P1">Week 8</text:p>
      <text:p text:style-name="P1">Create a presentation video using final-cut to show to the class how the process works.</text:p>
      <text:p text:style-name="P1"/>
      <text:p text:style-name="P1">Week 9</text:p>
      <text:p text:style-name="P1">Punchlist/ Cleanup</text:p>
      <text:p text:style-name="P1"/>
      <text:p text:style-name="P1"><text:soft-page-break/>Week 10</text:p>
      <text:p text:style-name="P1">Yahoo!</text:p>
      <text:p text:style-name="P1"/>
      <text:p text:style-name="P1"/>
      <text:p text:style-name="P1">7.</text:p>
      <text:p text:style-name="P1">My prototype will not try to present the process for an audience, however I do hope to have code that I can run on a single object performing the primary steps and producing a resulting sequence of cross sections.</text:p>
      <text:p text:style-name="P1"/>
      <text:p text:style-name="P1">8.</text:p>
      <text:p text:style-name="P1">Tools/Resources</text:p>
      <text:p text:style-name="P1">Processing</text:p>
      <text:p text:style-name="P1"><text:tab/>processing.org</text:p>
      <text:p text:style-name="P1"><text:tab/>Processing A programming Handbook for Visual Designers and Artists</text:p>
      <text:p text:style-name="P1">Blender</text:p>
      <text:p text:style-name="P1">Colin Meyer</text:p>
      <text:p text:style-name="P1">Richard may be able to put me in touch with a math person at Evergreen who could help me with the sectioning algorithms</text:p>
      <text:p text:style-name="P1">Optional Tuesday programming class.</text:p>
      <text:p text:style-name="P1">The internet!</text:p>
      <text:p text:style-name="P1"/>
      <text:p text:style-name="P1">9.</text:p>
      <text:p text:style-name="P1">The ultimate success will be if someone who has no idea of what I am doing can watch the video at the end and understand how the final result was derived from the initial field. <text:s/>Of course if this does not happen there are degrees of success. <text:s/>The primary learning I hope to do short of ultimate success is in advancing my programming skills and technical understanding of 3D manipulations. <text:s/></text:p>
      <text:p text:style-name="P1"/>
      <text:p text:style-name="P1">10.</text:p>
      <text:p text:style-name="P1">Project Presentation</text:p>
      <text:p text:style-name="P1">I will present a video that demonstrates the process that I have gone through to derive the final result. <text:s/>This video should show to the uninitiated observer all of the steps that went into creating the end result.</text:p>
      <text:p text:style-name="P1"/>
      <text:p text:style-name="P1">11.</text:p>
      <text:p text:style-name="Standard"><text:a xlink:type="simple" xlink:href="http://demonstrations.wolfram.com/CrossSectionsOfRegularPolyhedra/">http://demonstrations.wolfram.com/CrossSectionsOfRegularPolyhedra/</text:a></text:p>
      <text:p text:style-name="Standard"/>
      <text:p text:style-name="Standard"><text:a xlink:type="simple" xlink:href="http://http.developer.nvidia.com/GPUGems3/gpugems3_ch34.html">http://http.developer.nvidia.com/GPUGems3/gpugems3_ch34.html</text:a></text:p>
      <text:p text:style-name="Standard"/>
      <text:p text:style-name="Standard"><text:a xlink:type="simple" xlink:href="http://mathoverflow.net/questions/979/algorithm-for-finding-the-volume-of-a-convex-polytope">http://mathoverflow.net/questions/979/algorithm-for-finding-the-volume-of-a-convex-polytope</text:a></text:p>
      <text:p text:style-name="Standard"/>
      <text:p text:style-name="Standard"><text:a xlink:type="simple" xlink:href="http://cococubed.asu.edu/code_pages/raybox.shtml">http://cococubed.asu.edu/code_pages/raybox.shtml</text:a></text:p>
      <text:p text:style-name="Standard"/>
      <text:p text:style-name="Standard"><text:a xlink:type="simple" xlink:href="http://www.sciencedirect.com/science?_ob=ArticleURL&amp;_udi=B6TYG-48TMSDH-77&amp;_user=10&amp;_coverDate=12%2F31%2F1976&amp;_rdoc=1&amp;_fmt=high&amp;_orig=search&amp;_origin=search&amp;_sort=d&amp;_docanchor=&amp;view=c&amp;_searchStrId=1601365974&amp;_rerunOrigin=google&amp;_acct=C000050221&amp;_version=1&amp;_urlVersion=0&amp;_userid=10&amp;md5=e8c2061803e84dde7c8229ee9719d0ed&amp;searchtype=a">http://www.sciencedirect.com/science?_ob=ArticleURL&amp;_udi=B6TYG-48TMSDH-77&amp;_user=10&amp;_coverDate=12%2F31%2F1976&amp;_rdoc=1&amp;_fmt=high&amp;_orig=search&amp;_origin=search&amp;_sort=d&amp;_docanchor=&amp;view=c&amp;_searchStrId=1601365974&amp;_rerunOrigin=google&amp;_acct=C000050221&amp;_version=1&amp;_urlVersion=0&amp;_userid=10&amp;md5=e8c2061803e84dde7c8229ee9719d0ed&amp;searchtype=a</text:a></text:p>
      <text:p text:style-name="Standard"/>
      <text:p text:style-name="Standard"><text:a xlink:type="simple" xlink:href="http://www.jn.ethz.ch/education/script/P6_C25.pdf">http://www.jn.ethz.ch/education/script/P6_C25.pdf</text:a></text:p>
      <text:p text:style-name="Standard"/>
      <text:p text:style-name="Standard"><text:soft-page-break/><text:a xlink:type="simple" xlink:href="http://deepblue.lib.umich.edu/bitstream/2027.42/8345/5/bap7656.0001.001.pdf">http://deepblue.lib.umich.edu/bitstream/2027.42/8345/5/bap7656.0001.001.pdf</text:a></text:p>
      <text:p text:style-name="Standard"/>
      <text:p text:style-name="Standard"><text:a xlink:type="simple" xlink:href="http://www.geometrictools.com/Documentation/ClipMesh.pdf">http://www.geometrictools.com/Documentation/ClipMesh.pdf</text:a></text:p>
      <text:p text:style-name="Standard"/>
      <text:p text:style-name="Standard"><text:a xlink:type="simple" xlink:href="http://www.cs.umd.edu/~mount/Papers/crc04-intersect.pdf">http://www.cs.umd.edu/~mount/Papers/crc04-intersect.pdf</text:a></text:p>
      <text:p text:style-name="Standard"><text:a xlink:type="simple" xlink:href="http://flong.com/texts/lists/slit_scan/"/></text:p>
      <text:p text:style-name="Standard"><text:a xlink:type="simple" xlink:href="http://flong.com/texts/lists/slit_scan/">http://flong.com/texts/lists/slit_scan/</text:a></text:p>
      <text:p text:style-name="Standard"/>
      <text:p text:style-name="Standard"><text:a xlink:type="simple" xlink:href="http://www.k2.t.u-tokyo.ac.jp/members/alvaro/Khronos/Khronos_Projector.html#Introduction">http://www.k2.t.u-tokyo.ac.jp/members/alvaro/Khronos/Khronos_Projector.html#Introduction</text:a></text:p>
      <text:p text:style-name="Standard"/>
      <text:p text:style-name="Standard"><text:a xlink:type="simple" xlink:href="http://www.donrelyea.com/generative_slitscan_art.htm">http://www.donrelyea.com/generative_slitscan_art.htm</text:a></text:p>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wen meyer</meta:initial-creator>
    <meta:creation-date>2011-01-10T16:39:22.37</meta:creation-date>
    <dc:date>2011-01-10T21:10:26.38</dc:date>
    <dc:creator>owen meyer</dc:creator>
    <meta:editing-duration>PT03H58M35S</meta:editing-duration>
    <meta:editing-cycles>7</meta:editing-cycles>
    <meta:generator>OpenOffice.org/3.2$Win32 OpenOffice.org_project/320m18$Build-9502</meta:generator>
    <meta:printed-by>owen meyer</meta:printed-by>
    <meta:print-date>2011-03-09T22:35:57.10</meta:print-date>
    <meta:document-statistic meta:table-count="0" meta:image-count="0" meta:object-count="0" meta:page-count="4" meta:paragraph-count="67" meta:word-count="1231" meta:character-count="7978"/>
  </office:meta>
</office:document-meta>
</file>